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392cm"/>
    </style:style>
    <style:style style:name="Tabla1.B" style:family="table-column">
      <style:table-column-properties style:column-width="3.103cm"/>
    </style:style>
    <style:style style:name="Tabla1.C" style:family="table-column">
      <style:table-column-properties style:column-width="5.195cm"/>
    </style:style>
    <style:style style:name="Tabla1.D" style:family="table-column">
      <style:table-column-properties style:column-width="2.718cm"/>
    </style:style>
    <style:style style:name="Tabla1.E" style:family="table-column">
      <style:table-column-properties style:column-width="2.593cm"/>
    </style:style>
    <style:style style:name="Tabla1.1" style:family="table-row">
      <style:table-row-properties style:min-row-height="0.549cm"/>
    </style:style>
    <style:style style:name="Tabla1.A1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0.05pt solid #000000" fo:border-bottom="none"/>
    </style:style>
    <style:style style:name="Tabla1.A2" style:family="table-cell">
      <style:table-cell-properties style:vertical-align="middle" fo:padding-left="0.049cm" fo:padding-right="0.049cm" fo:padding-top="0cm" fo:padding-bottom="0.049cm" fo:border="0.05pt solid #000000"/>
    </style:style>
    <style:style style:name="Tabla1.A3" style:family="table-cell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1.E5" style:family="table-cell">
      <style:table-cell-properties style:vertical-align="middle" fo:padding="0.049cm" fo:border="0.05pt solid #000000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7cm"/>
    </style:style>
    <style:style style:name="Tabla2.1" style:family="table-row">
      <style:table-row-properties style:min-row-height="0.549cm"/>
    </style:style>
    <style:style style:name="Tabla2.A1" style:family="table-cell">
      <style:table-cell-properties style:vertical-align="middle" fo:padding-left="0.049cm" fo:padding-right="0cm" fo:padding-top="0.049cm" fo:padding-bottom="0.049cm" fo:border="0.05pt solid #000000"/>
    </style:style>
    <style:style style:name="Tabla2.A2" style:family="table-cell">
      <style:table-cell-properties style:vertical-align="middle" fo:padding-left="0.049cm" fo:padding-right="0cm" fo:padding-top="0cm" fo:padding-bottom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Calibri" officeooo:paragraph-rsid="005997a4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575a22" officeooo:paragraph-rsid="005997a4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575a22" officeooo:paragraph-rsid="00575a22"/>
    </style:style>
    <style:style style:name="P4" style:family="paragraph" style:parent-style-name="Standard">
      <style:paragraph-properties fo:text-align="start" style:justify-single-word="false"/>
      <style:text-properties style:font-name="Calibri" officeooo:rsid="00575a22" officeooo:paragraph-rsid="005bd918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575a22" officeooo:paragraph-rsid="0074e789"/>
    </style:style>
    <style:style style:name="P6" style:family="paragraph" style:parent-style-name="Standard">
      <style:paragraph-properties fo:text-align="end" style:justify-single-word="false"/>
      <style:text-properties style:font-name="Calibri" fo:font-size="12pt" officeooo:rsid="005997a4" officeooo:paragraph-rsid="005997a4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officeooo:paragraph-rsid="005997a4" style:font-size-asian="13pt" style:font-style-asian="normal" style:font-weight-asian="bold" style:font-size-complex="13pt" style:text-emphasize="none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Calibri" fo:font-size="11pt" fo:letter-spacing="-0.012cm" fo:font-weight="normal" officeooo:rsid="001f30e1" officeooo:paragraph-rsid="005bfa09" style:font-size-asian="11pt" style:font-weight-asian="normal" style:font-name-complex="Lucida Sans" style:font-size-complex="11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fo:language="es" fo:country="ES" style:text-underline-style="solid" style:text-underline-width="auto" style:text-underline-color="font-color" fo:font-weight="normal" officeooo:rsid="001f30e1" officeooo:paragraph-rsid="005b25fa" style:font-size-asian="12pt" style:language-asian="es" style:country-asian="ES" style:font-weight-asian="normal" style:font-name-complex="Lucida Sans" style:font-size-complex="12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fo:language="es" fo:country="ES" style:text-underline-style="solid" style:text-underline-width="auto" style:text-underline-color="font-color" fo:font-weight="normal" officeooo:rsid="001f30e1" officeooo:paragraph-rsid="0064dc8a" style:font-size-asian="12pt" style:language-asian="es" style:country-asian="ES" style:font-weight-asian="normal" style:font-name-complex="Lucida Sans" style:font-size-complex="12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5b25fa" style:font-size-asian="10pt" style:language-asian="es" style:country-asian="ES" style:font-weight-asian="normal" style:font-name-complex="Lucida Sans" style:font-size-complex="10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5bfa09" style:font-size-asian="10pt" style:language-asian="es" style:country-asian="ES" style:font-weight-asian="normal" style:font-name-complex="Lucida Sans" style:font-size-complex="10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63b0e1" style:font-size-asian="10pt" style:language-asian="es" style:country-asian="ES" style:font-weight-asian="normal" style:font-name-complex="Lucida Sans" style:font-size-complex="10pt" style:font-weight-complex="normal"/>
    </style:style>
    <style:style style:name="P14" style:family="paragraph" style:parent-style-name="Table_20_Contents">
      <style:text-properties fo:color="#000000" style:font-name="Calibri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alibri" fo:font-size="12pt" fo:font-weight="bold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alibri" fo:font-size="12pt" fo:font-weight="bold" officeooo:rsid="005bfa09" officeooo:paragraph-rsid="005bfa09" style:font-size-asian="12pt" style:font-size-complex="12pt"/>
    </style:style>
    <style:style style:name="P17" style:family="paragraph" style:parent-style-name="Table_20_Contents">
      <style:text-properties fo:color="#000000" style:font-name="Calibri" fo:font-size="12pt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Calibri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Calibri"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libri" fo:font-size="12pt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libri" fo:font-size="10pt" fo:font-weight="bold" officeooo:rsid="00575a22" officeooo:paragraph-rsid="00576ffe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libri" fo:font-size="10pt" fo:font-weight="bold" officeooo:rsid="00587253" officeooo:paragraph-rsid="00587253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libri" fo:font-size="10pt" fo:font-style="normal" style:text-underline-style="solid" style:text-underline-width="auto" style:text-underline-color="font-color" fo:font-weight="bold" officeooo:rsid="00587253" officeooo:paragraph-rsid="00587253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libri" fo:font-size="10pt" fo:font-weight="normal" officeooo:rsid="00587253" officeooo:paragraph-rsid="0058725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libri" fo:font-size="10pt" style:text-underline-style="solid" style:text-underline-width="auto" style:text-underline-color="font-color" fo:font-weight="bold" officeooo:rsid="00587253" officeooo:paragraph-rsid="00587253" style:font-size-asian="10pt" style:font-size-complex="10pt"/>
    </style:style>
    <style:style style:name="P27" style:family="paragraph">
      <loext:graphic-properties draw:fill="none" draw:fill-color="#ffffff"/>
      <style:text-properties fo:color="#000000" style:font-name="Calibri" fo:font-size="12pt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color="#000000" style:font-name="Calibri"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officeooo:rsid="005997a4" style:font-size-asian="12pt" style:font-size-complex="12pt"/>
    </style:style>
    <style:style style:name="T3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4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5" style:family="text">
      <style:text-properties officeooo:rsid="005997a4"/>
    </style:style>
    <style:style style:name="T6" style:family="text">
      <style:text-properties officeooo:rsid="0074e789"/>
    </style:style>
    <style:style style:name="T7" style:family="text">
      <style:text-properties fo:color="#000000" style:font-name="Calibri" fo:font-size="12pt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9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1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Ultrafine_20_Dashed" svg:stroke-color="#000000" draw:auto-grow-height="false" fo:min-height="2.986cm" fo:min-width="6.7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auto-grow-height="false" fo:min-height="0.55cm" fo:min-width="2.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auto-grow-height="false" fo:min-height="0.002cm" fo:min-width="0.07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ORMULARIO DE SOLICITUD DE COMPRAS Y CONTRATACIONES <text:s text:c="6"/></text:p>
      <text:p text:style-name="P1"><text:span text:style-name="T2">Formulario N° </text:span><text:span text:style-name="T3"><text:placeholder text:placeholder-type="text">&lt;o.name&gt;</text:placeholder></text:span><text:span text:style-name="T2"> </text:span></text:p>
      <text:p text:style-name="P6"><draw:custom-shape text:anchor-type="paragraph" draw:z-index="6" draw:name="Forma5" draw:style-name="gr5" svg:width="2.934cm" svg:height="0.675cm" svg:x="15.102cm" svg:y="0.3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>Fecha de la solicitud: <text:span text:style-name="T4"><text:placeholder text:placeholder-type="text">&lt;formatLang(o.create_date, date=True)&gt;</text:placeholder></text:span><text:tab/> <text:s text:c="22"/><text:span text:style-name="T1">CONCEJAL/A: </text:span><text:s text:c="5"/><text:tab/></text:p>
      <text:p text:style-name="P3"><draw:custom-shape text:anchor-type="paragraph" draw:z-index="7" draw:name="Forma6" draw:style-name="gr6" svg:width="0.073cm" svg:height="0.003cm" svg:x="17.362cm" svg:y="0.00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tab/><text:tab/><text:tab/><text:tab/> <text:s text:c="76"/><text:span text:style-name="T5">(S</text:span>I-NO)</text:p>
      <text:p text:style-name="P2">Requirente:<text:tab/><text:span text:style-name="T4"><text:placeholder text:placeholder-type="text">&lt;o.user_id.name&gt;</text:placeholder></text:span><text:tab/><text:tab/><text:tab/></text:p>
      <text:p text:style-name="P3"><text:tab/><text:tab/><text:tab/><text:tab/></text:p>
      <text:p text:style-name="P5">Correo electrónico Requirente: <text:span text:style-name="T4"><text:placeholder text:placeholder-type="text">&lt;o.user_id.partner_id.email&gt;</text:placeholder></text:span><text:tab/></text:p>
      <text:p text:style-name="P5"/>
      <text:p text:style-name="P5">Requirente<text:span text:style-name="T6">s</text:span>: <text:span text:style-name="T4"><text:placeholder text:placeholder-type="text">&lt;o.manual_request_ids.mapped('requirement_id.name')&gt;</text:placeholder></text:span><text:span text:style-name="T4"> </text:span><text:tab/><text:tab/><text:tab/><text:tab/></text:p>
      <text:p text:style-name="P3"><text:tab/><text:tab/><text:tab/><text:tab/></text:p>
      <text:p text:style-name="P2">Unidad de Compra Solicitante: <text:span text:style-name="T4"><text:placeholder text:placeholder-type="text">&lt;', '.join(o.user_id.picking_type_ids.mapped('name'))&gt;</text:placeholder></text:span><text:tab/><text:tab/><text:tab/><text:tab/></text:p>
      <text:p text:style-name="P3"><text:tab/><text:tab/><text:tab/><text:tab/></text:p>
      <text:p text:style-name="P4">Correo electrónico UCS: <text:span text:style-name="T4"><text:placeholder text:placeholder-type="text">&lt;o.user_id.partner_id.email&gt;</text:placeholder></text:span><text:tab/><text:tab/><text:tab/><text:tab/></text:p>
      <text:p text:style-name="P3"><text:tab/><text:tab/><text:tab/><text:tab/></text:p>
      <text:p text:style-name="P3">Detalle de los elementos o servicios a contratar:<text:tab/><text:tab/><text:tab/><text:tab/></text:p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5"/>
            <text:p text:style-name="P16">Cantidad</text:p>
          </table:table-cell>
          <table:table-cell table:style-name="Tabla1.A1" office:value-type="string">
            <text:p text:style-name="P15">Artículo </text:p>
          </table:table-cell>
          <table:table-cell table:style-name="Tabla1.A1" office:value-type="string">
            <text:p text:style-name="P15">Detalle pormenorizado</text:p>
          </table:table-cell>
          <table:table-cell table:style-name="Tabla1.A1" office:value-type="string">
            <text:p text:style-name="P15">Valor unitario estimado</text:p>
          </table:table-cell>
          <table:table-cell table:style-name="Tabla1.A1" office:value-type="string">
            <text:p text:style-name="P15">Valor total estimado</text:p>
          </table:table-cell>
        </table:table-row>
        <table:table-row>
          <table:table-cell table:style-name="Tabla1.A2" office:value-type="string">
            <text:p text:style-name="P9"/>
            <text:p text:style-name="P10"><text:placeholder text:placeholder-type="text">&lt;for each="line in o.line_ids"&gt;</text:placeholder></text:p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9"/>
          </table:table-cell>
        </table:table-row>
        <table:table-row>
          <table:table-cell table:style-name="Tabla1.A3" office:value-type="string">
            <text:p text:style-name="P17"/>
            <text:p text:style-name="P12"><text:placeholder text:placeholder-type="text">&lt;line.product_qty&gt;</text:placeholder></text:p>
          </table:table-cell>
          <table:table-cell table:style-name="Tabla1.A3" office:value-type="string">
            <text:p text:style-name="P11"><text:placeholder text:placeholder-type="text">&lt;line.product_id.name&gt;</text:placeholder></text:p>
          </table:table-cell>
          <table:table-cell table:style-name="Tabla1.A3" office:value-type="string">
            <text:p text:style-name="P11"><text:placeholder text:placeholder-type="text">&lt;line.name&gt;</text:placeholder></text:p>
          </table:table-cell>
          <table:table-cell table:style-name="Tabla1.A3" office:value-type="string">
            <text:p text:style-name="P11"><text:placeholder text:placeholder-type="text">&lt;line.price_unit&gt;</text:placeholder></text:p>
          </table:table-cell>
          <table:table-cell table:style-name="Tabla1.A3" office:value-type="string">
            <text:p text:style-name="P11"><text:placeholder text:placeholder-type="text">&lt;line.product_qty * line.price_unit&gt;</text:placeholder></text:p>
          </table:table-cell>
        </table:table-row>
        <table:table-row>
          <table:table-cell table:style-name="Tabla1.A3" office:value-type="string">
            <text:p text:style-name="P9"/>
            <text:p text:style-name="P10"><text:placeholder text:placeholder-type="text">&lt;/for&gt;</text:placeholder></text:p>
          </table:table-cell>
          <table:table-cell table:style-name="Tabla1.A3" office:value-type="string">
            <text:p text:style-name="P17"/>
          </table:table-cell>
          <table:table-cell table:style-name="Tabla1.A3" office:value-type="string">
            <text:p text:style-name="P17"/>
          </table:table-cell>
          <table:table-cell table:style-name="Tabla1.A3" office:value-type="string">
            <text:p text:style-name="P17"/>
          </table:table-cell>
          <table:table-cell table:style-name="Tabla1.A3" office:value-type="string">
            <text:p text:style-name="P20"/>
          </table:table-cell>
        </table:table-row>
        <table:table-row table:style-name="Tabla1.1">
          <table:table-cell table:style-name="Tabla1.A5" table:number-columns-spanned="4" office:value-type="string">
            <text:p text:style-name="P18">TOTAL</text:p>
          </table:table-cell>
          <table:covered-table-cell/>
          <table:covered-table-cell/>
          <table:covered-table-cell/>
          <table:table-cell table:style-name="Tabla1.E5" office:value-type="string">
            <text:p text:style-name="P13"><text:placeholder text:placeholder-type="text">&lt;sum([x.product_qty * x.price_unit for x in o.line_ids])&gt;</text:placeholder></text:p>
          </table:table-cell>
        </table:table-row>
      </table:table>
      <text:p text:style-name="P3"/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>MOTIVACIÓN DE LA SOLICITUD (adjuntar normativa específica para la compra si corresponde):</text:p>
          </table:table-cell>
        </table:table-row>
        <table:table-row table:style-name="Tabla2.1">
          <table:table-cell table:style-name="Tabla2.A2" office:value-type="string">
            <text:p text:style-name="P8"><text:placeholder text:placeholder-type="text">&lt;o.description&gt;</text:placeholder></text:p>
            <text:p text:style-name="P14"/>
            <text:p text:style-name="P14"/>
            <text:p text:style-name="P14"/>
          </table:table-cell>
        </table:table-row>
      </table:table>
      <text:p text:style-name="P3"/>
      <text:p text:style-name="P3">Adjunta muestra: <text:s text:c="3"/>SÍ <text:s/>/ <text:s/>NO</text:p>
      <text:p text:style-name="P3">Se debe solicitar muestra a proveedor: <text:s text:c="2"/>SÍ <text:s/>/ <text:s/>NO</text:p>
      <text:p text:style-name="P3">Plazo de entrega:</text:p>
      <text:p text:style-name="P3"><draw:frame text:anchor-type="paragraph" draw:z-index="0" draw:name="Forma3" draw:style-name="gr1" draw:text-style-name="P27" svg:width="7.674cm" svg:height="0.99cm" svg:x="0.042cm" svg:y="0.125cm"><draw:text-box><text:p><text:span text:style-name="T7">FIRMA Y SELLO CONCEJAL/A - REQUIRENTE:</text:span></text:p></draw:text-box></draw:frame><draw:frame text:anchor-type="paragraph" draw:z-index="1" draw:name="Forma2" draw:style-name="gr2" draw:text-style-name="P29" svg:width="7.39cm" svg:height="1.019cm" svg:x="10.194cm" svg:y="0.067cm"><draw:text-box><text:p text:style-name="P28"><text:span text:style-name="T7">FIRMA Y SELLO UNIDAD DE COMPRA SOLICITANTE:</text:span></text:p></draw:text-box></draw:frame><draw:custom-shape text:anchor-type="paragraph" draw:z-index="3" draw:name="Forma1" draw:style-name="gr3" svg:width="7.39cm" svg:height="3.664cm" svg:x="0.042cm" svg:y="1.59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Forma1" draw:style-name="gr3" svg:width="7.39cm" svg:height="3.664cm" svg:x="10.407cm" svg:y="1.52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line text:anchor-type="paragraph" draw:z-index="5" draw:name="Forma4" draw:style-name="gr4" draw:text-style-name="P28" svg:x1="-0.058cm" svg:y1="0.395cm" svg:x2="18.015cm" svg:y2="0.395cm"><text:p/></draw:line></text:p>
      <text:p text:style-name="P24">A completar por la Dirección General de Compras</text:p>
      <text:p text:style-name="P23"/>
      <text:p text:style-name="P25">Observaciones: </text:p>
      <text:p text:style-name="P23"/>
      <text:p text:style-name="P23">Firma Dir. Gral. de Compras:</text:p>
      <text:p text:style-name="P23"/>
      <text:p text:style-name="P23"/>
      <text:p text:style-name="P23"><draw:line text:anchor-type="paragraph" draw:z-index="4" draw:name="Forma4" draw:style-name="gr4" draw:text-style-name="P28" svg:x1="-0.018cm" svg:y1="0.318cm" svg:x2="18.665cm" svg:y2="0.318cm"><text:p/></draw:line></text:p>
      <text:p text:style-name="P26">A completar por la Secretaría General Administrativa</text:p>
      <text:p text:style-name="P23"/>
      <text:p text:style-name="P25">AUTORIZA COMPRA O CONTRATACIÓN: SI / NO</text:p>
      <text:p text:style-name="P23"/>
      <text:p text:style-name="P23">Firma Secretaria General Administrativa:</text:p>
      <text:p text:style-name="P23"/>
      <text:p text:style-name="P25">Fec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9-01-23T10:03:28.524182691</dc:date>
    <meta:editing-duration>P2DT7H6M5S</meta:editing-duration>
    <meta:editing-cycles>84</meta:editing-cycles>
    <meta:generator>LibreOffice/5.1.6.2$Linux_X86_64 LibreOffice_project/10m0$Build-2</meta:generator>
    <dc:title>ir.actions.report.xml</dc:title>
    <meta:document-statistic meta:table-count="2" meta:image-count="0" meta:object-count="0" meta:page-count="2" meta:paragraph-count="40" meta:word-count="137" meta:character-count="1377" meta:non-whitespace-character-count="110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